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952" officeooo:paragraph-rsid="00081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lize model:create --name brickset --attributes "set_id:string, descr:string, theme:string, year:integer, img_tn:string, img_sm:string, img_big:string" </text:p>
      <text:p text:style-name="P1">" </text:p>
      <text:p text:style-name="P1">sequelize model:create --name user --attributes "email:string, password:string" </text:p>
      <text:p text:style-name="P1"/>
      <text:p text:style-name="P1">sequelize model:create --name ownership --attributes "userId:integer, bricksetId:integer, set_id:string, own:boolean, want:boolean"</text:p>
      <text:p text:style-name="P1"/>
      <text:p text:style-name="P1">classMethods: { </text:p>
      <text:p text:style-name="P1"><text:s text:c="6"/>associate: function(models) { </text:p>
      <text:p text:style-name="P1"><text:s text:c="8"/>// associations can be defined here </text:p>
      <text:p text:style-name="P1"><text:s text:c="8"/>models.user.belongsToMany(models.brickset, { through: models.ownership}); </text:p>
      <text:p text:style-name="P1"><text:s text:c="6"/>} </text:p>
      <text:p text:style-name="P1"><text:s text:c="4"/>}, </text:p>
      <text:p text:style-name="P1"><text:s text:c="4"/>instanceMethods: { </text:p>
      <text:p text:style-name="P1"><text:s text:c="6"/>//generate a hash </text:p>
      <text:p text:style-name="P1"><text:s text:c="6"/>generateHash: function(password){ </text:p>
      <text:p text:style-name="P1"><text:s text:c="9"/>return bcrypt.hashSync(password, bcrypt.genSaltSync(8),null); </text:p>
      <text:p text:style-name="P1"><text:s text:c="6"/>}, </text:p>
      <text:p text:style-name="P1"><text:s text:c="6"/>//checking if password is valid </text:p>
      <text:p text:style-name="P1"><text:s text:c="6"/>validPassword: function(password){ </text:p>
      <text:p text:style-name="P1"><text:s text:c="9"/>return bcrypt.compareSync(password, this.password); </text:p>
      <text:p text:style-name="P1"><text:s text:c="6"/>}, </text:p>
      <text:p text:style-name="P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6:00:19.679726709</meta:creation-date>
    <meta:editing-duration>P0D</meta:editing-duration>
    <meta:editing-cycles>2</meta:editing-cycles>
    <meta:generator>LibreOffice/4.2.8.2$Linux_X86_64 LibreOffice_project/420m0$Build-2</meta:generator>
    <dc:date>2016-01-07T16:01:01.217335796</dc:date>
    <meta:document-statistic meta:table-count="0" meta:image-count="0" meta:object-count="0" meta:page-count="1" meta:paragraph-count="20" meta:word-count="76" meta:character-count="883" meta:non-whitespace-character-count="721"/>
  </office:meta>
</office:document-meta>
</file>